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593ec" officeooo:paragraph-rsid="00770151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0" style:family="paragraph" style:parent-style-name="Standard">
      <style:paragraph-properties fo:break-before="page"/>
      <style:text-properties officeooo:paragraph-rsid="0073ab57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5e8e4f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officeooo:rsid="0077015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0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4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5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roduit contrôlé</text:p>
          </table:table-cell>
          <table:table-cell table:style-name="Tableau2.A2" office:value-type="string">
            <text:p text:style-name="P16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1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3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2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8">Projet/Tache</text:p>
          </table:table-cell>
          <table:table-cell table:style-name="Tableau2.A2" office:value-type="string">
            <text:p text:style-name="P23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31">Date de contrôle </text:p>
          </table:table-cell>
          <table:table-cell table:style-name="Tableau2.A2" office:value-type="string">
            <text:p text:style-name="P32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6"><text:s/><text:span text:style-name="T4">Verdict</text:span></text:p>
          </table:table-cell>
          <table:table-cell table:style-name="Tableau2.A2" office:value-type="string">
            <text:p text:style-name="P27">{verdict}</text:p>
          </table:table-cell>
          <table:covered-table-cell/>
        </table:table-row>
      </table:table>
      <text:p text:style-name="P3"/>
      <text:p text:style-name="P4"/>
      <text:p text:style-name="P30"><text:span text:style-name="T7">Liste des </text:span><text:span text:style-name="T8">points controlés et des réponses</text:span><text:span text:style-name="T7"> associé</text:span><text:span text:style-name="T9">es</text:span><text:span text:style-name="T7"> à ce </text:span><text:span text:style-name="T9">contrôle </text:span></text:p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8">Réf</text:p>
          </table:table-cell>
          <table:table-cell table:style-name="Tableau4.B1" office:value-type="string">
            <text:p text:style-name="P29">Photo</text:p>
          </table:table-cell>
        </table:table-row>
        <table:table-row table:style-name="Tableau4.2">
          <table:table-cell table:style-name="Tableau4.A2" office:value-type="string">
            <text:p text:style-name="P8"><text:span text:style-name="T6">[!-- BEGIN row.questions --]</text:span>{ref}</text:p>
          </table:table-cell>
          <table:table-cell table:style-name="Tableau4.B2" office:value-type="string">
            <text:p text:style-name="P9">Label : {label}</text:p>
            <text:p text:style-name="P9">Description : {description}</text:p>
            <text:p text:style-name="P12">Ref Réponse: <text:span text:style-name="T10">{ref_answer}</text:span></text:p>
            <text:p text:style-name="P9">Commentaire : {comment}</text:p>
            <text:p text:style-name="P9">Réponse : {answer}</text:p>
            <text:p text:style-name="P9"/>
            <text:p text:style-name="P13">{photo0}</text:p>
            <text:p text:style-name="P10"/>
            <text:p text:style-name="P13">{photo1}</text:p>
            <text:p text:style-name="P10"/>
            <text:p text:style-name="P13">{photo2}</text:p>
            <text:p text:style-name="P10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 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9M36S</meta:editing-duration>
    <meta:editing-cycles>168</meta:editing-cycles>
    <meta:generator>LibreOffice/5.2.3.3$Windows_x86 LibreOffice_project/d54a8868f08a7b39642414cf2c8ef2f228f780cf</meta:generator>
    <dc:date>2022-02-24T12:21:47.504000000</dc:date>
    <meta:document-statistic meta:table-count="2" meta:image-count="1" meta:object-count="0" meta:page-count="2" meta:paragraph-count="36" meta:word-count="86" meta:character-count="694" meta:non-whitespace-character-count="634"/>
    <meta:user-defined meta:name="Info 1"/>
    <meta:user-defined meta:name="Info 2"/>
    <meta:user-defined meta:name="Info 3"/>
    <meta:user-defined meta:name="Info 4"/>
  </office:meta>
</office:document-meta>
</file>